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6000043F90000113199589252.svm"/>
  <manifest:file-entry manifest:media-type="" manifest:full-path="Pictures/2000002200002712000027128B71840C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0.001cm" svg:height="10.001cm" svg:x="6.4cm" svg:y="17.2cm">
            <draw:image xlink:href="Pictures/2000002200002712000027128B71840C.svm" xlink:type="simple" xlink:show="embed" xlink:actuate="onLoad">
              <text:p/>
            </draw:image>
          </draw:frame>
          <draw:frame draw:style-name="gr1" draw:text-style-name="P1" draw:layer="layout" svg:width="17.4cm" svg:height="4.4cm" svg:x="1.9cm" svg:y="4.8cm">
            <draw:image xlink:href="Pictures/20000016000043F90000113199589252.svm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na Lefour</meta:initial-creator>
    <meta:creation-date>2021-02-15T20:43:30.06</meta:creation-date>
    <dc:date>2021-02-16T23:53:24.44</dc:date>
    <dc:creator>Anna Lefour</dc:creator>
    <meta:editing-duration>PT3H15M50S</meta:editing-duration>
    <meta:editing-cycles>3</meta:editing-cycles>
    <meta:generator>OpenOffice/4.1.7$Win32 OpenOffice.org_project/417m1$Build-9800</meta:generator>
    <meta:document-statistic meta:object-count="3"/>
  </office:meta>
</office:document-meta>
</file>